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style:font-size-asian="10.5pt" style:language-asian="zh" style:country-asian="CN" style:font-weight-asian="bold" style:font-size-complex="10.5pt"/>
    </style:style>
    <style:style style:name="P3" style:family="paragraph" style:parent-style-name="Heading_20_1" style:master-page-name="Standard">
      <style:paragraph-properties style:page-number="auto"/>
      <style:text-properties style:language-asian="zh" style:country-asian="C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总计</text:h>
      <text:list xml:id="list31313330" text:style-name="L1">
        <text:list-item>
          <text:p text:style-name="P1">本月自己处理的ticket总字数有：[3058]</text:p>
        </text:list-item>
        <text:list-item>
          <text:p text:style-name="P1">本月热心帮助的ticket总字数有：[1884]</text:p>
        </text:list-item>
        <text:list-item>
          <text:p text:style-name="P1">本月贡献的wiki总字数有：[573]</text:p>
        </text:list-item>
        <text:list-item>
          <text:p text:style-name="P1">本月贡献的wiki代码数有：[0]</text:p>
        </text:list-item>
        <text:list-item>
          <text:p text:style-name="P1">本月贡献的有效代码行数有：[1162]</text:p>
        </text:list-item>
        <text:list-item>
          <text:p text:style-name="P1">本月跟踪fixed的bug帖子数量：[1]</text:p>
        </text:list-item>
        <text:list-item>
          <text:p text:style-name="P1">满足需求并稳定使用了超过三个月的功能代码：[0]</text:p>
        </text:list-item>
        <text:list-item>
          <text:p text:style-name="P1">所有组员的平均代码行数：[1440]</text:p>
        </text:list-item>
      </text:list>
      <text:h text:style-name="Heading_20_1" text:outline-level="1">详细信息</text:h>
      <text:list xml:id="list31401101" text:continue-numbering="true" text:style-name="L1">
        <text:list-item>
          <text:list>
            <text:list-item>
              <text:p text:style-name="P2">功能代码加成</text:p>
              <text:list>
                <text:list-item>
                  <text:p text:style-name="P2"><text:s text:c="3"/>版本号 <text:s text:c="3"/>| <text:s text:c="7"/>文件路径 <text:s text:c="3"/>| <text:s text:c="4"/>有效代码行数</text:p>
                  <text:list>
                    <text:list-item>
                      <text:p text:style-name="P2"/>
                    </text:list-item>
                  </text:list>
                </text:list-item>
              </text:list>
            </text:list-item>
            <text:list-item>
              <text:p text:style-name="P2">组员代码加成</text:p>
              <text:list>
                <text:list-item>
                  <text:p text:style-name="P2"><text:s text:c="2"/>组员姓名 <text:s/>| <text:s text:c="2"/>组员有效代码行数 <text:s/></text:p>
                  <text:list>
                    <text:list-item>
                      <text:p text:style-name="P2">dongfandong <text:s text:c="15"/><text:tab/>2932</text:p>
                    </text:list-item>
                    <text:list-item>
                      <text:p text:style-name="P2">muyuanhui<text:tab/><text:tab/><text:tab/>288</text:p>
                    </text:list-item>
                    <text:list-item>
                      <text:p text:style-name="P2">yutian<text:tab/><text:tab/><text:tab/> <text:s text:c="6"/>1491</text:p>
                    </text:list-item>
                    <text:list-item>
                      <text:p text:style-name="P2">zhangxiaoyan<text:tab/> <text:s text:c="15"/>1050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宋体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05T17:18:11.37</meta:creation-date>
    <dc:date>2014-11-03T11:23:34.28</dc:date>
    <meta:editing-duration>PT6H18M6S</meta:editing-duration>
    <meta:editing-cycles>107</meta:editing-cycles>
    <meta:generator>OpenOffice.org/3.3$Win32 OpenOffice.org_project/330m20$Build-9567</meta:generator>
    <meta:document-statistic meta:table-count="0" meta:image-count="0" meta:object-count="0" meta:page-count="1" meta:paragraph-count="18" meta:word-count="117" meta:character-count="361"/>
  </office:meta>
</office:document-meta>
</file>